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Andale Mono', 'Ubuntu Mono',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8.708cm" table:align="left"/>
    </style:style>
    <style:style style:name="Tableau1.A" style:family="table-column">
      <style:table-column-properties style:column-width="3.261cm"/>
    </style:style>
    <style:style style:name="Tableau1.B" style:family="table-column">
      <style:table-column-properties style:column-width="5.447cm"/>
    </style:style>
    <style:style style:name="Tableau1.A1" style:family="table-cell">
      <style:table-cell-properties style:vertical-align="middle" fo:padding="0.049cm" fo:border="none"/>
    </style:style>
    <style:style style:name="Tableau2" style:family="table">
      <style:table-properties style:width="13.753cm" table:align="left"/>
    </style:style>
    <style:style style:name="Tableau2.A" style:family="table-column">
      <style:table-column-properties style:column-width="7.071cm"/>
    </style:style>
    <style:style style:name="Tableau2.B" style:family="table-column">
      <style:table-column-properties style:column-width="6.682cm"/>
    </style:style>
    <style:style style:name="Tableau2.A1" style:family="table-cell">
      <style:table-cell-properties style:vertical-align="middle" fo:padding="0.049cm" fo:border="none"/>
    </style:style>
    <style:style style:name="P1" style:family="paragraph" style:parent-style-name="Standard">
      <style:text-properties officeooo:rsid="001dcf2b" officeooo:paragraph-rsid="00175704"/>
    </style:style>
    <style:style style:name="P2" style:family="paragraph" style:parent-style-name="Title">
      <style:text-properties officeooo:rsid="001791c6" officeooo:paragraph-rsid="001791c6"/>
    </style:style>
    <style:style style:name="P3" style:family="paragraph" style:parent-style-name="Standard">
      <style:text-properties officeooo:rsid="001dcf2b" officeooo:paragraph-rsid="001791c6"/>
    </style:style>
    <style:style style:name="P4" style:family="paragraph" style:parent-style-name="Standard">
      <style:text-properties officeooo:rsid="001dcf2b" officeooo:paragraph-rsid="00182e13"/>
    </style:style>
    <style:style style:name="P5" style:family="paragraph" style:parent-style-name="Standard">
      <style:text-properties officeooo:rsid="001dcf2b" officeooo:paragraph-rsid="00196afd"/>
    </style:style>
    <style:style style:name="P6" style:family="paragraph" style:parent-style-name="Standard">
      <style:text-properties officeooo:paragraph-rsid="00196afd"/>
    </style:style>
    <style:style style:name="P7" style:family="paragraph" style:parent-style-name="Standard">
      <style:text-properties officeooo:rsid="001dcf2b" officeooo:paragraph-rsid="001aa810"/>
    </style:style>
    <style:style style:name="P8" style:family="paragraph" style:parent-style-name="Standard">
      <style:text-properties fo:font-weight="bold" officeooo:rsid="001dcf2b" officeooo:paragraph-rsid="00196afd" fo:background-color="#ffff00" style:font-weight-asian="bold" style:font-weight-complex="bold"/>
    </style:style>
    <style:style style:name="P9" style:family="paragraph" style:parent-style-name="Quotations">
      <loext:graphic-properties draw:fill="none"/>
      <style:paragraph-properties fo:margin-left="0cm" fo:margin-right="1cm" fo:margin-top="0cm" fo:margin-bottom="0.499cm" style:contextual-spacing="false" fo:text-indent="0cm" style:auto-text-indent="false" fo:background-color="transparent"/>
      <style:text-properties fo:font-weight="bold" officeooo:paragraph-rsid="001aa810" fo:background-color="#ffff00" style:font-weight-asian="bold" style:font-weight-complex="bold"/>
    </style:style>
    <style:style style:name="P10" style:family="paragraph" style:parent-style-name="Text_20_body">
      <style:text-properties fo:font-weight="bold" fo:background-color="#ffff00" style:font-weight-asian="bold" style:font-weight-complex="bold"/>
    </style:style>
    <style:style style:name="P11" style:family="paragraph" style:parent-style-name="Text_20_body" style:list-style-name="L1">
      <style:text-properties fo:font-weight="bold" fo:background-color="#ffff00" style:font-weight-asian="bold" style:font-weight-complex="bold"/>
    </style:style>
    <style:style style:name="P12" style:family="paragraph" style:parent-style-name="Heading_20_1">
      <style:paragraph-properties fo:break-before="page"/>
    </style:style>
    <style:style style:name="P13" style:family="paragraph" style:parent-style-name="Text_20_body">
      <style:text-properties officeooo:rsid="001dcf2b" officeooo:paragraph-rsid="00175704"/>
    </style:style>
    <style:style style:name="P14" style:family="paragraph" style:parent-style-name="Quotations">
      <style:paragraph-properties fo:margin-top="0cm" fo:margin-bottom="0.247cm" style:contextual-spacing="false" fo:line-height="115%"/>
      <style:text-properties officeooo:rsid="001dcf2b" officeooo:paragraph-rsid="00175704"/>
    </style:style>
    <style:style style:name="P15" style:family="paragraph" style:parent-style-name="Text_20_body">
      <style:text-properties officeooo:paragraph-rsid="00175704"/>
    </style:style>
    <style:style style:name="P16" style:family="paragraph" style:parent-style-name="Text_20_body">
      <style:text-properties officeooo:rsid="0026a93f" officeooo:paragraph-rsid="00175704"/>
    </style:style>
    <style:style style:name="P17" style:family="paragraph" style:parent-style-name="Text_20_body" style:list-style-name="L2">
      <style:text-properties officeooo:rsid="0026a93f" officeooo:paragraph-rsid="00175704"/>
    </style:style>
    <style:style style:name="P18" style:family="paragraph" style:parent-style-name="Heading_20_3">
      <style:paragraph-properties fo:margin-top="0cm" fo:margin-bottom="0.247cm" style:contextual-spacing="false" fo:line-height="115%"/>
      <style:text-properties officeooo:rsid="0026a93f" officeooo:paragraph-rsid="00175704"/>
    </style:style>
    <style:style style:name="P19" style:family="paragraph" style:parent-style-name="Text_20_body" style:list-style-name="L3">
      <style:text-properties officeooo:rsid="0026a93f" officeooo:paragraph-rsid="00175704"/>
    </style:style>
    <style:style style:name="P20" style:family="paragraph" style:parent-style-name="Text_20_body" style:list-style-name="L4">
      <style:text-properties officeooo:rsid="0026a93f" officeooo:paragraph-rsid="00175704"/>
    </style:style>
    <style:style style:name="P21" style:family="paragraph" style:parent-style-name="Horizontal_20_Line">
      <style:paragraph-properties fo:margin-top="0cm" fo:margin-bottom="0.247cm" style:contextual-spacing="false" fo:line-height="115%"/>
      <style:text-properties officeooo:rsid="0026a93f" officeooo:paragraph-rsid="00175704"/>
    </style:style>
    <style:style style:name="P22" style:family="paragraph" style:parent-style-name="Heading_20_2">
      <style:paragraph-properties fo:margin-top="0cm" fo:margin-bottom="0.247cm" style:contextual-spacing="false" fo:line-height="115%"/>
      <style:text-properties officeooo:rsid="0026a93f" officeooo:paragraph-rsid="00175704"/>
    </style:style>
    <style:style style:name="P23" style:family="paragraph" style:parent-style-name="Text_20_body" style:list-style-name="L5">
      <style:text-properties officeooo:rsid="0026a93f" officeooo:paragraph-rsid="00175704"/>
    </style:style>
    <style:style style:name="P24" style:family="paragraph" style:parent-style-name="Text_20_body" style:list-style-name="L6">
      <style:text-properties officeooo:rsid="0026a93f" officeooo:paragraph-rsid="00175704"/>
    </style:style>
    <style:style style:name="P25" style:family="paragraph" style:parent-style-name="Text_20_body">
      <style:text-properties officeooo:rsid="001cc987" officeooo:paragraph-rsid="001cc987"/>
    </style:style>
    <style:style style:name="P26" style:family="paragraph" style:parent-style-name="Heading_20_3">
      <style:paragraph-properties fo:margin-top="0cm" fo:margin-bottom="0.247cm" style:contextual-spacing="false" fo:line-height="115%"/>
      <style:text-properties officeooo:rsid="001cc987"/>
    </style:style>
    <style:style style:name="P27" style:family="paragraph" style:parent-style-name="Text_20_body">
      <style:text-properties officeooo:rsid="001cc987"/>
    </style:style>
    <style:style style:name="P28"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1cc987"/>
    </style:style>
    <style:style style:name="P29" style:family="paragraph" style:parent-style-name="Text_20_body" style:list-style-name="L7">
      <style:text-properties officeooo:rsid="001cc987"/>
    </style:style>
    <style:style style:name="P30" style:family="paragraph" style:parent-style-name="Preformatted_20_Text" style:list-style-name="L8">
      <style:paragraph-properties fo:margin-left="0cm" fo:margin-right="0cm" fo:margin-top="0cm" fo:margin-bottom="0.247cm" style:contextual-spacing="false" fo:line-height="115%" fo:text-indent="0cm" style:auto-text-indent="false" style:writing-mode="lr-tb"/>
      <style:text-properties officeooo:rsid="001cc987"/>
    </style:style>
    <style:style style:name="P31" style:family="paragraph" style:parent-style-name="Text_20_body" style:list-style-name="L8">
      <style:text-properties officeooo:rsid="001cc987"/>
    </style:style>
    <style:style style:name="P32" style:family="paragraph" style:parent-style-name="Text_20_body" style:list-style-name="L9">
      <style:text-properties officeooo:rsid="001cc987"/>
    </style:style>
    <style:style style:name="P33" style:family="paragraph" style:parent-style-name="Horizontal_20_Line">
      <style:paragraph-properties fo:margin-top="0cm" fo:margin-bottom="0.247cm" style:contextual-spacing="false" fo:line-height="115%"/>
      <style:text-properties officeooo:rsid="001cc987"/>
    </style:style>
    <style:style style:name="P34" style:family="paragraph" style:parent-style-name="Heading_20_2">
      <style:paragraph-properties fo:margin-top="0cm" fo:margin-bottom="0.247cm" style:contextual-spacing="false" fo:line-height="115%"/>
      <style:text-properties officeooo:rsid="001cc987"/>
    </style:style>
    <style:style style:name="P35" style:family="paragraph" style:parent-style-name="Text_20_body" style:list-style-name="L10">
      <style:text-properties officeooo:rsid="001cc987"/>
    </style:style>
    <style:style style:name="P36" style:family="paragraph" style:parent-style-name="Heading_20_2">
      <style:text-properties officeooo:rsid="0026a93f" officeooo:paragraph-rsid="00175704"/>
    </style:style>
    <style:style style:name="P37" style:family="paragraph" style:parent-style-name="Preformatted_20_Text">
      <style:paragraph-properties fo:margin-left="0cm" fo:margin-right="0cm" fo:margin-top="0cm" fo:margin-bottom="0.247cm" style:contextual-spacing="false" fo:line-height="150%" fo:text-align="start" style:justify-single-word="false" fo:text-indent="0cm" style:auto-text-indent="false"/>
      <style:text-properties officeooo:rsid="0026a93f" officeooo:paragraph-rsid="00175704"/>
    </style:style>
    <style:style style:name="P38" style:family="paragraph" style:parent-style-name="Preformatted_20_Text">
      <style:paragraph-properties fo:margin-left="0cm" fo:margin-right="0cm" fo:margin-top="0cm" fo:margin-bottom="0.247cm" style:contextual-spacing="false" fo:line-height="150%" fo:text-align="start" style:justify-single-word="false"/>
      <style:text-properties officeooo:rsid="0026a93f" officeooo:paragraph-rsid="00175704"/>
    </style:style>
    <style:style style:name="P39" style:family="paragraph" style:parent-style-name="Preformatted_20_Text">
      <style:paragraph-properties fo:margin-left="0cm" fo:margin-right="0cm" fo:margin-top="0cm" fo:margin-bottom="0.499cm" style:contextual-spacing="false" fo:line-height="150%" fo:text-align="start" style:justify-single-word="false"/>
      <style:text-properties officeooo:rsid="0026a93f" officeooo:paragraph-rsid="00175704"/>
    </style:style>
    <style:style style:name="P40" style:family="paragraph" style:parent-style-name="Text_20_body" style:list-style-name="L11">
      <style:text-properties officeooo:rsid="0026a93f" officeooo:paragraph-rsid="00175704"/>
    </style:style>
    <style:style style:name="P41" style:family="paragraph" style:parent-style-name="Text_20_body">
      <style:text-properties officeooo:rsid="0029e7df" officeooo:paragraph-rsid="00175704"/>
    </style:style>
    <style:style style:name="P42" style:family="paragraph" style:parent-style-name="Text_20_body">
      <style:paragraph-properties fo:break-before="page"/>
      <style:text-properties officeooo:paragraph-rsid="00175704"/>
    </style:style>
    <style:style style:name="P43" style:family="paragraph" style:parent-style-name="Text_20_body">
      <style:text-properties style:font-name="Menlo" fo:font-size="9.75pt"/>
    </style:style>
    <style:style style:name="P44" style:family="paragraph" style:parent-style-name="Heading_20_3">
      <style:paragraph-properties fo:margin-top="0cm" fo:margin-bottom="0.247cm" style:contextual-spacing="false" fo:line-height="115%"/>
      <style:text-properties style:font-name="Menlo" fo:font-size="9.75pt"/>
    </style:style>
    <style:style style:name="P45"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style:font-name="Menlo" fo:font-size="9.75pt"/>
    </style:style>
    <style:style style:name="P46" style:family="paragraph" style:parent-style-name="Preformatted_20_Text">
      <style:paragraph-properties fo:margin-top="0cm" fo:margin-bottom="0.247cm" style:contextual-spacing="false" fo:line-height="115%" style:writing-mode="lr-tb"/>
      <style:text-properties style:font-name="Menlo" fo:font-size="9.75pt"/>
    </style:style>
    <style:style style:name="P47" style:family="paragraph" style:parent-style-name="Text_20_body" style:list-style-name="L12">
      <style:text-properties style:font-name="Menlo" fo:font-size="9.75pt"/>
    </style:style>
    <style:style style:name="P48" style:family="paragraph" style:parent-style-name="Text_20_body" style:list-style-name="L13">
      <style:text-properties style:font-name="Menlo" fo:font-size="9.75pt"/>
    </style:style>
    <style:style style:name="P49" style:family="paragraph" style:parent-style-name="Text_20_body">
      <style:text-properties officeooo:paragraph-rsid="001f034b"/>
    </style:style>
    <style:style style:name="P50" style:family="paragraph" style:parent-style-name="Heading_20_3">
      <style:paragraph-properties fo:break-before="page"/>
      <style:text-properties officeooo:paragraph-rsid="00175704"/>
    </style:style>
    <style:style style:name="P51" style:family="paragraph" style:parent-style-name="Horizontal_20_Line">
      <style:paragraph-properties fo:margin-top="0cm" fo:margin-bottom="0.247cm" style:contextual-spacing="false" fo:line-height="115%"/>
      <style:text-properties style:font-name="Menlo" fo:font-size="9.75pt"/>
    </style:style>
    <style:style style:name="P52" style:family="paragraph" style:parent-style-name="Text_20_body" style:list-style-name="L14">
      <style:text-properties style:font-name="Menlo" fo:font-size="9.75pt"/>
    </style:style>
    <style:style style:name="P53" style:family="paragraph" style:parent-style-name="Text_20_body" style:list-style-name="L15">
      <style:text-properties style:font-name="Menlo" fo:font-size="9.75pt"/>
    </style:style>
    <style:style style:name="P54" style:family="paragraph" style:parent-style-name="Text_20_body">
      <style:text-properties officeooo:paragraph-rsid="002370a2"/>
    </style:style>
    <style:style style:name="P55" style:family="paragraph" style:parent-style-name="Heading_20_3">
      <style:text-properties officeooo:paragraph-rsid="002370a2"/>
    </style:style>
    <style:style style:name="P56" style:family="paragraph" style:parent-style-name="Text_20_body" style:list-style-name="L16">
      <style:paragraph-properties fo:margin-top="0cm" fo:margin-bottom="0cm" style:contextual-spacing="false"/>
    </style:style>
    <style:style style:name="P57" style:family="paragraph" style:parent-style-name="Text_20_body" style:list-style-name="L16"/>
    <style:style style:name="P58" style:family="paragraph" style:parent-style-name="Preformatted_20_Text">
      <style:paragraph-properties fo:margin-top="0cm" fo:margin-bottom="0.247cm" style:contextual-spacing="false" fo:line-height="115%"/>
      <style:text-properties style:font-name="Menlo" fo:font-size="9.75pt"/>
    </style:style>
    <style:style style:name="T1" style:family="text">
      <style:text-properties officeooo:rsid="001dcf2b"/>
    </style:style>
    <style:style style:name="T2" style:family="text">
      <style:text-properties officeooo:rsid="001aa810"/>
    </style:style>
    <style:style style:name="T3" style:family="text">
      <style:text-properties fo:font-weight="bold" fo:background-color="#ffff00" loext:char-shading-value="0" style:font-weight-asian="bold" style:font-weight-complex="bold"/>
    </style:style>
    <style:style style:name="T4" style:family="text">
      <style:text-properties officeooo:rsid="00254cad"/>
    </style:style>
    <style:style style:name="T5" style:family="text">
      <style:text-properties fo:font-weight="bold" style:font-weight-asian="bold" style:font-weight-complex="bold"/>
    </style:style>
    <style:style style:name="T6" style:family="text">
      <style:text-properties style:font-name="Menlo" fo:font-size="9.75pt"/>
    </style:style>
    <style:style style:name="T7" style:family="text">
      <style:text-properties fo:color="#ff4000" loext:opacity="100%" style:font-name="Menlo" fo:font-size="9.75pt"/>
    </style:style>
    <style:style style:name="T8" style:family="text">
      <style:text-properties style:font-name="Menlo" fo:font-size="9.75pt" officeooo:rsid="002c908f"/>
    </style:style>
    <style:style style:name="T9" style:family="text">
      <style:text-properties style:font-name="Menlo" fo:font-size="9.75pt" officeooo:rsid="001f034b"/>
    </style:style>
    <style:style style:name="T10" style:family="text">
      <style:text-properties officeooo:rsid="002370a2"/>
    </style:style>
    <style:style style:name="T11"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uto – C-C++ arduino</text:p>
      <text:h text:style-name="Heading_20_1" text:outline-level="1">Rôle des fichiers dans un projet Arduino et enchaînement</text:h>
      <text:p text:style-name="Heading_20_2"><text:line-break/>1. Introduction</text:p>
      <text:p text:style-name="P3">Cette synthèse explique le rôle des différents types de fichiers dans un projet Arduino et leur enchaînement lors de la compilation et de l'exécution.<text:line-break/></text:p>
      <text:p text:style-name="Heading_20_2"><text:s/>2. Les types de fichiers et leur rôle</text:p>
      <text:p text:style-name="P3"><text:line-break/></text:p>
      <text:p text:style-name="Heading_20_3">2.1. Les fichiers d'en-tête (.h) - **Déclaration**</text:p>
      <text:p text:style-name="P3"><text:line-break/>Les fichiers `.h` (headers) servent à **déclarer** :<text:line-break/>- Les prototypes de fonctions (signatures)<text:line-break/>- Les structures, classes et leurs méthodes<text:line-break/>- Les constantes symboliques<text:line-break/>- Les variables externes (déclaration sans allocation mémoire)<text:line-break/>- Les directives de compilation conditionnelle (ifndef, define, endif)<text:line-break/><text:line-break/>**Rôle clé** : Ils établissent l'**interface publique** que les autres fichiers peuvent utiliser. Ils permettent la séparation entre la déclaration (dans le .h) et l'implémentation (dans le .cpp).<text:line-break/></text:p>
      <text:p text:style-name="Heading_20_3"><text:s/>2.2. Les fichiers d'implémentation (.cpp/.ino) - **Définition**</text:p>
      <text:p text:style-name="P4"><text:line-break/>Les fichiers `.cpp` (C++) ou `.ino` (Arduino) contiennent :<text:line-break/>- L'implémentation réelle des fonctions déclarées dans les .h<text:line-break/>- L'allocation mémoire pour les variables<text:line-break/>- La logique complète du programme<text:line-break/><text:line-break/>**En Arduino** : Le fichier `.ino` principal est automatiquement préprocessé pour inclure Arduino.h et possède des caractéristiques spéciales (pas besoin de prototypes pour `setup()` et `loop()`).<text:line-break/></text:p>
      <text:p text:style-name="Heading_20_3">2.3. Le fichier library.properties - **Métadonnées**</text:p>
      <text:p text:style-name="P4">Fichier essentiel pour les bibliothèques Arduino, il contient :<text:line-break/>- Nom, version, auteur, mainteneur<text:line-break/>- Dépendances éventuelles<text:line-break/>- Informations de compatibilité (architectures)<text:line-break/><text:soft-page-break/>- Informations pour l'Arduino Library Manager<text:line-break/></text:p>
      <text:p text:style-name="Heading_20_2">3. L'enchaînement entre les fichiers</text:p>
      <text:p text:style-name="Heading_20_3">3.1. Processus de compilation</text:p>
      <text:p text:style-name="P5">1. **Préprocesseur** : Résout les `include`, les macros et conditions<text:line-break/>2. **Compilation** : Chaque `.cpp` est compilé séparément en objet (.o)<text:line-break/>3. **Édition des liens** : Tous les fichiers objets sont liés avec les bibliothèques système</text:p>
      <text:p text:style-name="P5"/>
      <text:p text:style-name="P5">3.2. Règles d'inclusion</text:p>
      <text:p text:style-name="P5"/>
      <text:p text:style-name="P5">- Un `.cpp` inclut son `.h` correspondant (vérification cohérence)<text:line-break/>- Les `.h` utilisent des **guards d'inclusion** (`ifndef ...`) pour éviter les doubles inclusions<text:line-break/>- Les dépendances circulaires sont à éviter (utilisation des déclarations avancées si nécessaire)</text:p>
      <text:p text:style-name="P5"/>
      <text:p text:style-name="P5">3.3. Flux typique</text:p>
      <text:p text:style-name="P5"/>
      <text:p text:style-name="P5">Fichier principal (.ino)</text:p>
      <text:p text:style-name="P5"><text:line-break/> <text:s text:c="3"/>↓ include<text:line-break/>Bibliothèque principale (.h)<text:line-break/> <text:s text:c="3"/>↓ include/déclare<text:line-break/>Sous-modules (.h)<text:line-break/> <text:s text:c="3"/>↓ implémentation<text:line-break/>Sous-modules (.cpp)<text:line-break/>```<text:line-break/><text:line-break/>---<text:line-break/><text:line-break/> Exemple concret basé sur l'arborescence fournie<text:line-break/></text:p>
      <text:p text:style-name="Heading_20_2">4. Structure du projet</text:p>
      <text:p text:style-name="P5"><text:line-break/>```<text:line-break/>/RZexport-Arduino<text:line-break/>├── /libraries<text:line-break/>│ <text:s text:c="2"/>└── /RZlibrariesPerso<text:line-break/>│ <text:s text:c="6"/>├── library.properties <text:s text:c="10"/>Métadonnées de la bibliothèque<text:line-break/>│ <text:s text:c="6"/>└── /src<text:line-break/>│ <text:s text:c="10"/>├── RZlibrariesPerso.h <text:s text:c="6"/>Header principal - point d'entrée<text:line-break/>│ <text:s text:c="10"/>├── RZlibrariesPerso.cpp <text:s text:c="4"/>Initialisation centrale<text:line-break/>│ <text:s text:c="10"/>├── config.h <text:s text:c="16"/>Configuration globale<text:line-break/>│ <text:s text:c="10"/>├── capteurs.h/capteurs.cpp <text:s/>Module capteurs<text:line-break/>│ <text:s text:c="10"/>├── moteurs.h/moteurs.cpp <text:s text:c="3"/>Module moteurs<text:line-break/>│ <text:s text:c="10"/>└── communication.h/communication.cpp <text:s/>Module communication<text:line-break/>└── /RZmegaV4<text:line-break/> <text:s text:c="3"/>└── RZmegaV4.ino <text:s text:c="20"/>Programme principal<text:line-break/></text:p>
      <text:p text:style-name="Heading_20_2"><text:soft-page-break/>5. Détail des fichiers et leurs interactions</text:p>
      <text:p text:style-name="Heading_20_3">5.1. `library.properties` - Configuration de la bibliothèque</text:p>
      <text:p text:style-name="P5"><text:line-break/>```properties<text:line-break/>name=RZlibrariesPerso<text:line-break/>version=1.0.0<text:line-break/>author=VotreNom<text:line-break/>maintainer=VotreNom<text:line-break/>sentence=Bibliothèque personnalisée pour le projet RZ<text:line-break/>paragraph=Gestion des capteurs, moteurs et communication<text:line-break/>category=Device Control<text:line-break/>url=https://github.com/votrecompte/RZexport-Arduino<text:line-break/>architectures=avr<text:line-break/>depends=Wire, SPI</text:p>
      <text:p text:style-name="P5"/>
      <text:p text:style-name="Heading_20_3">5.2. `config.h` - Configuration centrale</text:p>
      <text:p text:style-name="P5"><text:line-break/>```cpp<text:line-break/>ifndef CONFIG_H<text:line-break/>define CONFIG_H<text:line-break/><text:line-break/>// Évite les inclusions multiples<text:line-break/><text:line-break/>// Constantes globales<text:line-break/>define VERSION_PROJET "4.0"<text:line-break/>define BAUDRATE 115200<text:line-break/>define TIMEOUT_COMM 1000<text:line-break/><text:line-break/>// Pins Arduino<text:line-break/>define PIN_CAPTEUR_A0 A0<text:line-break/>define PIN_MOTEUR_1 9<text:line-break/>define PIN_MOTEUR_2 10<text:line-break/><text:line-break/>// Structures de données<text:line-break/>struct DonneesSysteme {<text:line-break/> <text:s text:c="3"/>float temperature;<text:line-break/> <text:s text:c="3"/>uint16_t pression;<text:line-break/> <text:s text:c="3"/>uint8_t etatMoteurs;<text:line-break/>};<text:line-break/><text:line-break/>endif<text:line-break/>```<text:line-break/></text:p>
      <text:p text:style-name="Heading_20_3">5.3. `capteurs.h` - Interface du module capteurs</text:p>
      <text:p text:style-name="P5">```cpp<text:line-break/>ifndef CAPTEURS_H<text:line-break/>define CAPTEURS_H<text:line-break/><text:line-break/><text:soft-page-break/>include &lt;Arduino.h&gt;<text:line-break/>include "config.h" <text:s/>// Inclut les constantes et structures<text:line-break/><text:line-break/>class Capteurs {<text:line-break/>public:<text:line-break/> <text:s text:c="3"/>void init();<text:line-break/> <text:s text:c="3"/>float lireTemperature();<text:line-break/> <text:s text:c="3"/>uint16_t lirePression();<text:line-break/> <text:s text:c="3"/>bool verifierIntegrite();<text:line-break/> <text:s text:c="3"/><text:line-break/>private:<text:line-break/> <text:s text:c="3"/>float temperature;<text:line-break/> <text:s text:c="3"/>uint16_t pression;<text:line-break/> <text:s text:c="3"/>void calibrer();<text:line-break/>};<text:line-break/><text:line-break/>extern Capteurs capteurs; <text:s/>// Instance globale déclarée ici<text:line-break/><text:line-break/>endif<text:line-break/>```</text:p>
      <text:p text:style-name="Heading_20_2"><text:s/>5.4. `capteurs.cpp` - Implémentation du module capteurs</text:p>
      <text:p text:style-name="P5"><text:line-break/>```cpp<text:line-break/>include "capteurs.h"<text:line-break/>include &lt;Wire.h&gt; <text:s/>// Bibliothèque système<text:line-break/><text:line-break/>// Définition de l'instance globale<text:line-break/>Capteurs capteurs;<text:line-break/><text:line-break/>void Capteurs::init() {<text:line-break/> <text:s text:c="3"/>Wire.begin();<text:line-break/> <text:s text:c="3"/>calibrer();<text:line-break/>}<text:line-break/><text:line-break/>float Capteurs::lireTemperature() {<text:line-break/> <text:s text:c="3"/>// Implémentation réelle<text:line-break/> <text:s text:c="3"/>temperature = analogRead(PIN_CAPTEUR_A0) * 0.1;<text:line-break/> <text:s text:c="3"/>return temperature;<text:line-break/>}<text:line-break/><text:line-break/>void Capteurs::calibrer() {<text:line-break/> <text:s text:c="3"/>// Calibration interne<text:line-break/>}<text:line-break/>```<text:line-break/></text:p>
      <text:p text:style-name="Heading_20_3">5.5. `RZlibrariesPerso.h` - Header principal unificateur</text:p>
      <text:p text:style-name="P5"><text:line-break/>```cpp<text:line-break/>ifndef RZ_LIBRARIES_PERSO_H<text:line-break/>define RZ_LIBRARIES_PERSO_H<text:line-break/><text:soft-page-break/><text:line-break/>// Inclusions publiques nécessaires<text:line-break/>include "config.h"<text:line-break/><text:line-break/>// Forward declarations pour éviter les inclusions complètes<text:line-break/>class Capteurs;<text:line-break/>class Moteurs;<text:line-break/>class Communication;<text:line-break/><text:line-break/>// Déclaration des instances globales<text:line-break/>extern Capteurs capteurs;<text:line-break/>extern Moteurs moteurs;<text:line-break/>extern Communication communication;<text:line-break/><text:line-break/>// Fonctions d'initialisation globale<text:line-break/>void initRZSystem();<text:line-break/>void updateRZSystem();<text:line-break/><text:line-break/>endif<text:line-break/>```</text:p>
      <text:p text:style-name="Heading_20_3"><text:s/>5.6. `RZlibrariesPerso.cpp` - Initialisation centrale</text:p>
      <text:p text:style-name="P5"><text:line-break/>```cpp<text:line-break/>include "RZlibrariesPerso.h"<text:line-break/><text:line-break/>// Inclusions des implémentations<text:line-break/>include "capteurs.h"<text:line-break/>include "moteurs.h"<text:line-break/>include "communication.h"<text:line-break/><text:line-break/>// Définition des instances globales<text:line-break/>Capteurs capteurs;<text:line-break/>Moteurs moteurs;<text:line-break/>Communication communication;<text:line-break/><text:line-break/>void initRZSystem() {<text:line-break/> <text:s text:c="3"/>// Initialisation ordonnée<text:line-break/> <text:s text:c="3"/>capteurs.init();<text:line-break/> <text:s text:c="3"/>moteurs.init();<text:line-break/> <text:s text:c="3"/>communication.init();<text:line-break/> <text:s text:c="3"/><text:line-break/> <text:s text:c="3"/>Serial.begin(BAUDRATE);<text:line-break/>}<text:line-break/><text:line-break/>void updateRZSystem() {<text:line-break/> <text:s text:c="3"/>// Mise à jour cyclique<text:line-break/> <text:s text:c="3"/>capteurs.lireTemperature();<text:line-break/> <text:s text:c="3"/>moteurs.controler();<text:line-break/> <text:s text:c="3"/>communication.envoyerDonnees();<text:line-break/>}<text:line-break/><text:soft-page-break/>```<text:line-break/></text:p>
      <text:p text:style-name="Heading_20_3">5.7. `RZmegaV4.ino` - Programme principal Arduino</text:p>
      <text:p text:style-name="P5"><text:line-break/>```cpp<text:line-break/>// Arduino inclut automatiquement Arduino.h<text:line-break/>// et traite ce fichier spécialement<text:line-break/><text:line-break/>// Inclusion de la bibliothèque personnalisée<text:line-break/>include &lt;RZlibrariesPerso.h&gt;<text:line-break/><text:line-break/>// Variables globales du programme<text:line-break/>DonneesSysteme donnees;<text:line-break/>unsigned long dernierUpdate = 0;<text:line-break/><text:line-break/>void setup() {<text:line-break/> <text:s text:c="3"/>// Initialisation du système complet<text:line-break/> <text:s text:c="3"/>initRZSystem();<text:line-break/> <text:s text:c="3"/><text:line-break/> <text:s text:c="3"/>// Configuration supplémentaire<text:line-break/> <text:s text:c="3"/>pinMode(LED_BUILTIN, OUTPUT);<text:line-break/> <text:s text:c="3"/><text:line-break/> <text:s text:c="3"/>Serial.println("Systeme RZ V4 initialise");<text:line-break/>}<text:line-break/><text:line-break/>void loop() {<text:line-break/> <text:s text:c="3"/>unsigned long maintenant = millis();<text:line-break/> <text:s text:c="3"/><text:line-break/> <text:s text:c="3"/>// Update toutes les 100ms<text:line-break/> <text:s text:c="3"/>if (maintenant - dernierUpdate &gt;= 100) {<text:line-break/> <text:s text:c="7"/>updateRZSystem();<text:line-break/> <text:s text:c="7"/><text:line-break/> <text:s text:c="7"/>// Collecte des données<text:line-break/> <text:s text:c="7"/>donnees.temperature = capteurs.lireTemperature();<text:line-break/> <text:s text:c="7"/>donnees.etatMoteurs = moteurs.getEtat();<text:line-break/> <text:s text:c="7"/><text:line-break/> <text:s text:c="7"/>// Envoi périodique<text:line-break/> <text:s text:c="7"/>if (maintenant % 1000 == 0) {<text:line-break/> <text:s text:c="11"/>communication.envoyerDonnees(&amp;donnees);<text:line-break/> <text:s text:c="7"/>}<text:line-break/> <text:s text:c="7"/><text:line-break/> <text:s text:c="7"/>dernierUpdate = maintenant;<text:line-break/> <text:s text:c="3"/>}<text:line-break/> <text:s text:c="3"/><text:line-break/> <text:s text:c="3"/>// Gestion des commandes reçues<text:line-break/> <text:s text:c="3"/>if (communication.verifierReception()) {<text:line-break/> <text:s text:c="7"/>traiterCommande(communication.lireCommande());<text:line-break/> <text:s text:c="3"/>}<text:line-break/>}<text:line-break/><text:line-break/>void traiterCommande(uint8_t cmd) {<text:line-break/><text:soft-page-break/> <text:s text:c="3"/>// Traitement des commandes<text:line-break/> <text:s text:c="3"/>switch(cmd) {<text:line-break/> <text:s text:c="7"/>case 0x01:<text:line-break/> <text:s text:c="11"/>moteurs.demarrer();<text:line-break/> <text:s text:c="11"/>break;<text:line-break/> <text:s text:c="7"/>case 0x02:<text:line-break/> <text:s text:c="11"/>moteurs.arreter();<text:line-break/> <text:s text:c="11"/>break;<text:line-break/> <text:s text:c="3"/>}<text:line-break/>}<text:line-break/>```<text:line-break/></text:p>
      <text:p text:style-name="Heading_20_2">6. Flux de compilation et d'exécution</text:p>
      <text:p text:style-name="P5"/>
      <text:p text:style-name="Heading_20_3">6.1. À la compilation</text:p>
      <text:p text:style-name="P5"/>
      <text:h text:style-name="Heading_20_4" text:outline-level="4">6.1.1. Phase de préprocesseur</text:h>
      <text:p text:style-name="P5">- `RZmegaV4.ino` → inclut `RZlibrariesPerso.h`<text:line-break/>- `RZlibrariesPerso.h` → inclut `config.h`<text:line-break/>- Chaque `.cpp` inclut ses propres `.h`</text:p>
      <text:h text:style-name="Heading_20_4" text:outline-level="4">6.1.2. Compilation séparée</text:h>
      <text:p text:style-name="P5">```<text:line-break/>capteurs.cpp → capteurs.o<text:line-break/>moteurs.cpp → moteurs.o <text:s/><text:line-break/>communication.cpp → communication.o<text:line-break/>RZlibrariesPerso.cpp → RZlibrariesPerso.o<text:line-break/>RZmegaV4.ino → RZmegaV4.o<text:line-break/>```<text:line-break/></text:p>
      <text:h text:style-name="Heading_20_4" text:outline-level="4"><text:s/>6.1.3. Édition des liens</text:h>
      <text:p text:style-name="P5">- Tous les `.o` sont liés avec les bibliothèques Arduino<text:line-break/>- Création du fichier hex pour l'upload</text:p>
      <text:p text:style-name="Heading_20_3">6.2. À l'exécution</text:p>
      <text:p text:style-name="P5"><text:line-break/>```<text:line-break/>setup()<text:line-break/> <text:s text:c="3"/>↓<text:line-break/>initRZSystem()<text:line-break/> <text:s text:c="3"/>↓<text:line-break/>capteurs.init() → moteurs.init() → communication.init()<text:line-break/> <text:s text:c="3"/>↓<text:line-break/>loop() (répété indéfiniment)<text:line-break/> <text:s text:c="3"/>↓<text:line-break/>updateRZSystem() (toutes les 100ms)<text:line-break/> <text:s text:c="3"/>↓<text:line-break/>capteurs.lireTemperature() → moteurs.controler() → communication.envoyerDonnees()<text:line-break/><text:soft-page-break/>```<text:line-break/></text:p>
      <text:p text:style-name="Heading_20_2">7. Bonnes pratiques illustrées</text:p>
      <text:p text:style-name="Text_20_body">7.1. Séparation interface/implémentation</text:p>
      <text:p text:style-name="P6"><text:span text:style-name="T1">`.h` pour déclarer, `.cpp` pour implémenter<text:line-break/></text:span>7.2. Guards d'inclusion</text:p>
      <text:p text:style-name="P6"><text:span text:style-name="T1">Tous les `.h` protégés contre les doubles inclusions<text:line-break/></text:span>7.3. Forward declarations</text:p>
      <text:p text:style-name="P6"><text:span text:style-name="T1">Dans `RZlibrariesPerso.h` pour réduire les dépendances<text:line-break/></text:span>7.4. Initialisation centralisée</text:p>
      <text:p text:style-name="P6"><text:span text:style-name="T1">`initRZSystem()` coordonne tous les modules<text:line-break/></text:span>7.5. Architecture modulaire</text:p>
      <text:p text:style-name="P6"><text:span text:style-name="T1">Chaque paire `.h/.cpp` gère une fonctionnalité spécifique<text:line-break/></text:span>7.6. Configuration centralisée<text:line-break/>`config.h` pour toutes les constantes et pins</text:p>
      <text:p text:style-name="P5"/>
      <text:p text:style-name="Heading_20_2">8. Conclusion</text:p>
      <text:p text:style-name="P5"><text:line-break/>Cette structure permet :<text:line-break/>- Une maintenance aisée (chaque module est indépendant)<text:line-break/>- Une réutilisation facilitée (bibliothèque installable via Arduino IDE)<text:line-break/>- Une compilation rapide (seuls les fichiers modifiés sont recompilés)<text:line-break/>- Une documentation implicite (l'organisation reflète l'architecture logicielle)</text:p>
      <text:p text:style-name="Heading_20_2"><text:span text:style-name="T2">9 . </text:span>🧠 RÈGLE MENTALE SIMPLE À GARDER</text:p>
      <text:p text:style-name="P5"/>
      <text:p text:style-name="Heading_20_3">1 <text:s/>extern </text:p>
      <text:p text:style-name="P7"><text:span text:style-name="T3">💡 </text:span><text:span text:style-name="Strong_20_Emphasis"><text:span text:style-name="T3">Astuce :</text:span></text:span><text:span text:style-name="T3"> Toujours mettre les </text:span><text:span text:style-name="Source_20_Text"><text:span text:style-name="T3">extern</text:span></text:span><text:span text:style-name="T3"> dans </text:span><text:span text:style-name="Source_20_Text"><text:span text:style-name="T3">*.h</text:span></text:span><text:span text:style-name="T3"> et les définitions dans </text:span><text:span text:style-name="Source_20_Text"><text:span text:style-name="T3">*.cpp</text:span></text:span><text:span text:style-name="T3">.<text:line-break/>Pour les dispatchers, pas besoin d’un header séparé si le namespace est déclaré dans </text:span><text:span text:style-name="Source_20_Text"><text:span text:style-name="T3">vpiv_dispatch.h</text:span></text:span><text:span text:style-name="T3"> </text:span></text:p>
      <text:p text:style-name="P8"/>
      <text:p text:style-name="Heading_20_3"><text:span text:style-name="Strong_20_Emphasis">2 Le nom du namespace </text:span></text:p>
      <text:p text:style-name="P9"><text:span text:style-name="Strong_20_Emphasis">Le nom du namespace doit correspondre EXACTEMENT à ce que le routeur appelle.</text:span></text:p>
      <text:p text:style-name="P10">Si tu respectes ça :</text:p>
      <text:list text:style-name="L1">
        <text:list-item>
          <text:p text:style-name="P11">plus d’erreurs “undefined reference”</text:p>
        </text:list-item>
        <text:list-item>
          <text:p text:style-name="P11">plus de bidouilles</text:p>
        </text:list-item>
        <text:list-item>
          <text:p text:style-name="P11">architecture lisible</text:p>
        </text:list-item>
      </text:list>
      <text:p text:style-name="P8"/>
      <text:h text:style-name="P12" text:outline-level="1">Rappel : qu’est-ce qu’un <text:span text:style-name="Strong_20_Emphasis">prototype de fonction</text:span> ?</text:h>
      <text:p text:style-name="P13">Un <text:span text:style-name="Strong_20_Emphasis">prototype</text:span> est simplement une déclaration de fonction qui dit au compilateur :</text:p>
      <text:p text:style-name="P14"><text:span text:style-name="Emphasis">"Cette fonction existe quelque part, elle sera définie plus tard."</text:span></text:p>
      <text:p text:style-name="P15"><text:span text:style-name="T4">exemple :<text:line-break/>// prototype<text:line-break/>void maFonction(int a, int b);<text:line-break/><text:line-break/>void loop() {<text:line-break/> <text:s/>maFonction(2, 3); <text:s/>// OK, le compilateur sait qu'elle existe<text:line-break/>}<text:line-break/><text:line-break/>// définition<text:line-break/>void maFonction(int a, int b) {<text:line-break/> <text:s/>Serial.println(a + b);<text:line-break/>}<text:line-break/></text:span>Sans ce <text:span text:style-name="Strong_20_Emphasis">prototype</text:span>, si tu appelles la fonction avant qu’elle ne soit définie → erreur "not declared in this scope". <text:line-break/><text:line-break/><text:span text:style-name="T5">Où placer le prototype ?</text:span></text:p>
      <text:p text:style-name="P15">👉 <text:span text:style-name="Strong_20_Emphasis">Toujours après les </text:span><text:span text:style-name="Source_20_Text">include</text:span><text:span text:style-name="Strong_20_Emphasis"> et avant le </text:span><text:span text:style-name="Source_20_Text">setup()</text:span><text:span text:style-name="Strong_20_Emphasis"> ou la 1ʳᵉ fonction qui l’utilise.</text:span></text:p>
      <text:p text:style-name="P16">Qd structure .h et .cpp : Prototype local (pas dans le .h car c’est interne à ce fichier, mais dans le .cpp)<text:line-break/><text:line-break/>📌 Pourquoi <text:span text:style-name="Source_20_Text">static</text:span> ?</text:p>
      <text:p text:style-name="P16"><text:span text:style-name="Source_20_Text">static</text:span> = <text:span text:style-name="Strong_20_Emphasis">limiter la visibilité de la fonction à ce fichier </text:span><text:span text:style-name="Source_20_Text">.cpp</text:span><text:span text:style-name="Strong_20_Emphasis"> uniquement</text:span>.<text:line-break/></text:p>
      <text:p text:style-name="P16">✅ Donc règle générale :</text:p>
      <text:list text:style-name="L2">
        <text:list-item>
          <text:p text:style-name="P17"><text:span text:style-name="Strong_20_Emphasis">Fonction publique</text:span> (utilisée par d’autres fichiers) → prototype dans <text:span text:style-name="Source_20_Text">.h</text:span></text:p>
        </text:list-item>
        <text:list-item>
          <text:p text:style-name="P17"><text:span text:style-name="Strong_20_Emphasis">Fonction interne</text:span> (uniquement dans ce <text:span text:style-name="Source_20_Text">.cpp</text:span>) → prototype <text:span text:style-name="Source_20_Text">static</text:span> au début du <text:span text:style-name="Source_20_Text">.cpp</text:span></text:p>
        </text:list-item>
      </text:list>
      <text:p text:style-name="P16"/>
      <text:h text:style-name="P12" text:outline-level="1">⚡️ Comparaison <text:span text:style-name="Source_20_Text">String</text:span> vs <text:span text:style-name="Source_20_Text">char[]</text:span></text:h>
      <text:p text:style-name="P18">🔹 <text:span text:style-name="Source_20_Text">String</text:span></text:p>
      <text:list text:style-name="L3">
        <text:list-item>
          <text:p text:style-name="P19">✅ Plus simple à utiliser (méthodes <text:span text:style-name="Source_20_Text">.c_str()</text:span>, <text:span text:style-name="Source_20_Text">.length()</text:span>, concaténation facile).</text:p>
        </text:list-item>
        <text:list-item>
          <text:p text:style-name="P19">❌ Mais sur AVR (Mega2560 comme toi) → <text:span text:style-name="Strong_20_Emphasis">peut fragmenter la RAM</text:span> (2 Ko de SRAM seulement).</text:p>
        </text:list-item>
        <text:list-item>
          <text:p text:style-name="P19">❌ Risque de plantage imprévisible après quelques minutes/heures si beaucoup d’allocations/désallocations dynamiques (ce que fait <text:span text:style-name="Source_20_Text">String</text:span>).</text:p>
        </text:list-item>
      </text:list>
      <text:p text:style-name="P18">🔹 <text:span text:style-name="Source_20_Text">char[]</text:span></text:p>
      <text:list text:style-name="L4">
        <text:list-item>
          <text:p text:style-name="P20">✅ Très rapide (copie mémoire brute).</text:p>
        </text:list-item>
        <text:list-item>
          <text:p text:style-name="P20">✅ Pas de fragmentation mémoire → <text:span text:style-name="Strong_20_Emphasis">beaucoup plus stable sur AVR</text:span>.</text:p>
        </text:list-item>
        <text:list-item>
          <text:p text:style-name="P20">❌ Manipulation plus lourde (<text:span text:style-name="Source_20_Text">strcpy</text:span>, <text:span text:style-name="Source_20_Text">strlen</text:span>, <text:span text:style-name="Source_20_Text">atoi</text:span>, <text:span text:style-name="Source_20_Text">strcmp</text:span>…).</text:p>
        </text:list-item>
        <text:list-item>
          <text:p text:style-name="P20">❌ Nécessite de prévoir la taille maximale (via <text:span text:style-name="Source_20_Text">define MAX_VALUE_LEN</text:span>, comme tu l’as fait).</text:p>
        </text:list-item>
      </text:list>
      <text:p text:style-name="P21"/>
      <text:p text:style-name="P22">🚀 Conclusion pour ton projet</text:p>
      <text:p text:style-name="P16">Vu tes contraintes :</text:p>
      <text:list text:style-name="L5">
        <text:list-item>
          <text:p text:style-name="P23">Robot <text:span text:style-name="Strong_20_Emphasis">en temps réel</text:span>,</text:p>
        </text:list-item>
        <text:list-item>
          <text:p text:style-name="P23">Beaucoup de capteurs (donc beaucoup de messages),</text:p>
        </text:list-item>
        <text:list-item>
          <text:p text:style-name="P23">Communication série haute fréquence (VPIV),</text:p>
        </text:list-item>
      </text:list>
      <text:p text:style-name="P16">👉 <text:span text:style-name="Strong_20_Emphasis">Le meilleur choix est </text:span><text:span text:style-name="Source_20_Text">char[]</text:span><text:span text:style-name="Strong_20_Emphasis"> (ta version actuelle).</text:span><text:line-break/>Tu gagnes en robustesse et rapidité, au prix d’un peu plus de code « à l’ancienne » (<text:span text:style-name="Source_20_Text">strcpy</text:span>, <text:span text:style-name="Source_20_Text">atoi</text:span>, etc.).</text:p>
      <text:p text:style-name="P21"/>
      <text:p text:style-name="P22">🔧 Ce qu’il faut faire alors</text:p>
      <text:list text:style-name="L6">
        <text:list-item>
          <text:p text:style-name="P24"><text:span text:style-name="Strong_20_Emphasis">Garder ton </text:span><text:span text:style-name="Source_20_Text">struct MessageVPIV</text:span><text:span text:style-name="Strong_20_Emphasis"> avec </text:span><text:span text:style-name="Source_20_Text">char values[][][]</text:span>.</text:p>
        </text:list-item>
      </text:list>
      <text:p text:style-name="P16"/>
      <text:p text:style-name="P25">*******************************<text:line-break/>🔢 Signed vs Unsigned (idée clé)</text:p>
      <text:p text:style-name="P26">➜ <text:span text:style-name="Strong_20_Emphasis">signed</text:span> = peut être négatif</text:p>
      <text:p text:style-name="P26">➜ <text:span text:style-name="Strong_20_Emphasis">unsigned</text:span> = jamais négatif</text:p>
      <table:table table:name="Tableau1" table:style-name="Tableau1">
        <table:table-column table:style-name="Tableau1.A"/>
        <table:table-column table:style-name="Tableau1.B"/>
        <table:table-header-rows>
          <table:table-row>
            <table:table-cell table:style-name="Tableau1.A1" office:value-type="string">
              <text:p text:style-name="Table_20_Heading">Type</text:p>
            </table:table-cell>
            <table:table-cell table:style-name="Tableau1.A1" office:value-type="string">
              <text:p text:style-name="Table_20_Heading">Valeurs possibles</text:p>
            </table:table-cell>
          </table:table-row>
        </table:table-header-rows>
        <table:table-row>
          <table:table-cell table:style-name="Tableau1.A1" office:value-type="string">
            <text:p text:style-name="Table_20_Contents"><text:span text:style-name="Source_20_Text">int</text:span></text:p>
          </table:table-cell>
          <table:table-cell table:style-name="Tableau1.A1" office:value-type="string">
            <text:p text:style-name="Table_20_Contents">-32768 à +32767</text:p>
          </table:table-cell>
        </table:table-row>
        <text:soft-page-break/>
        <table:table-row>
          <table:table-cell table:style-name="Tableau1.A1" office:value-type="string">
            <text:p text:style-name="Table_20_Contents"><text:span text:style-name="Source_20_Text">long</text:span></text:p>
          </table:table-cell>
          <table:table-cell table:style-name="Tableau1.A1" office:value-type="string">
            <text:p text:style-name="Table_20_Contents">négatif → positif</text:p>
          </table:table-cell>
        </table:table-row>
        <table:table-row>
          <table:table-cell table:style-name="Tableau1.A1" office:value-type="string">
            <text:p text:style-name="Table_20_Contents"><text:span text:style-name="Source_20_Text">uint16_t</text:span></text:p>
          </table:table-cell>
          <table:table-cell table:style-name="Tableau1.A1" office:value-type="string">
            <text:p text:style-name="Table_20_Contents"><text:span text:style-name="Strong_20_Emphasis">0 à 65535</text:span></text:p>
          </table:table-cell>
        </table:table-row>
        <table:table-row>
          <table:table-cell table:style-name="Tableau1.A1" office:value-type="string">
            <text:p text:style-name="Table_20_Contents"><text:span text:style-name="Source_20_Text">unsigned int</text:span></text:p>
          </table:table-cell>
          <table:table-cell table:style-name="Tableau1.A1" office:value-type="string">
            <text:p text:style-name="Table_20_Contents"><text:span text:style-name="Strong_20_Emphasis">0 à 65535</text:span> (sur Arduino Mega)</text:p>
          </table:table-cell>
        </table:table-row>
      </table:table>
      <text:p text:style-name="P27">👉 <text:span text:style-name="Source_20_Text">uint16_t</text:span> = <text:span text:style-name="Strong_20_Emphasis">entier positif uniquement</text:span>, sur 16 bits<text:line-break/>👉 <text:span text:style-name="Source_20_Text">unsigned int</text:span> = quasiment la même chose sur Arduino <text:line-break/><text:line-break/>1️⃣ « Un format court sur 16 bits signé »</text:p>
      <text:p text:style-name="P27">👉 <text:span text:style-name="Strong_20_Emphasis">Réponse directe :</text:span></text:p>
      <text:p text:style-name="P28"><text:span text:style-name="Source_20_Text">int16_t</text:span></text:p>
      <text:p text:style-name="P26">📌 Caractéristiques</text:p>
      <text:list text:style-name="L7">
        <text:list-item>
          <text:p text:style-name="P29"><text:span text:style-name="Strong_20_Emphasis">Taille</text:span> : 16 bits = 2 octets</text:p>
        </text:list-item>
        <text:list-item>
          <text:p text:style-name="P29"><text:span text:style-name="Strong_20_Emphasis">Plage</text:span> :</text:p>
        </text:list-item>
      </text:list>
      <text:list text:style-name="L8">
        <text:list-item>
          <text:p text:style-name="P30"><text:span text:style-name="Source_20_Text">-32768 <text:s/>→ <text:s/>+32767</text:span></text:p>
        </text:list-item>
        <text:list-item>
          <text:p text:style-name="P31"><text:span text:style-name="Strong_20_Emphasis">Signé</text:span> : oui</text:p>
        </text:list-item>
      </text:list>
      <text:p text:style-name="P27">👉 C’est <text:span text:style-name="Strong_20_Emphasis">LE standard</text:span> pour :</text:p>
      <text:list text:style-name="L9">
        <text:list-item>
          <text:p text:style-name="P32">vitesses</text:p>
        </text:list-item>
        <text:list-item>
          <text:p text:style-name="P32">angles</text:p>
        </text:list-item>
        <text:list-item>
          <text:p text:style-name="P32">consignes moteur</text:p>
        </text:list-item>
        <text:list-item>
          <text:p text:style-name="P32">forces modérées</text:p>
        </text:list-item>
      </text:list>
      <text:p text:style-name="P27">✔️ <text:span text:style-name="Strong_20_Emphasis">Recommandé par défaut</text:span></text:p>
      <text:p text:style-name="P33"/>
      <text:p text:style-name="P34">2️⃣ Format le PLUS COURT possible pour -100 à +100</text:p>
      <text:p text:style-name="P26">🥇 Meilleur choix</text:p>
      <text:p text:style-name="P28"><text:span text:style-name="Source_20_Text">int8_t</text:span></text:p>
      <text:p text:style-name="P26">📌 Caractéristiques</text:p>
      <text:list text:style-name="L10">
        <text:list-item>
          <text:p text:style-name="P35"><text:span text:style-name="Strong_20_Emphasis">Taille</text:span> : 8 bits = 1 octet</text:p>
        </text:list-item>
        <text:list-item>
          <text:p text:style-name="P35"><text:span text:style-name="Strong_20_Emphasis">Plage</text:span> :</text:p>
        </text:list-item>
      </text:list>
      <text:p text:style-name="P27"><text:span text:style-name="Source_20_Text">-128 → +127</text:span> </text:p>
      <text:h text:style-name="P12" text:outline-level="1"><text:span text:style-name="Strong_20_Emphasis">Fonctions à connaître</text:span></text:h>
      <text:p text:style-name="P36"><text:span text:style-name="Strong_20_Emphasis">1. Comprendre </text:span><text:span text:style-name="Source_20_Text">sscanf</text:span></text:p>
      <text:p text:style-name="P16"><text:span text:style-name="Source_20_Text">sscanf</text:span> est une fonction C/C++ qui permet de <text:span text:style-name="Strong_20_Emphasis">lire des données formatées</text:span> depuis une chaîne de caractères. <text:span text:style-name="Strong_20_Emphasis">Exemple :</text:span></text:p>
      <text:p text:style-name="P37"><text:span text:style-name="Source_20_Text"><text:span text:style-name="T6">int r, g, b;</text:span></text:span></text:p>
      <text:p text:style-name="P38"><text:span text:style-name="Source_20_Text"><text:span text:style-name="T6">sscanf("255,128,64", "%d,%d,%d", &amp;r, &amp;g, &amp;b);</text:span></text:span></text:p>
      <text:p text:style-name="P39"><text:span text:style-name="Source_20_Text"><text:span text:style-name="T6">// Après exécution : r = 255, g = 128, b = 64</text:span></text:span></text:p>
      <text:list text:style-name="L11">
        <text:list-item>
          <text:p text:style-name="P40"><text:span text:style-name="Strong_20_Emphasis">Retourne le nombre de valeurs correctement lues</text:span> (3 dans l'exemple ci-dessus).</text:p>
        </text:list-item>
      </text:list>
      <text:p text:style-name="P41">Usage pour vérification de reception , exemple : </text:p>
      <text:p text:style-name="P15"><text:span text:style-name="Source_20_Text"><text:span text:style-name="T6">void SeTraitementNewV4() {</text:span></text:span></text:p>
      <text:p text:style-name="P15"><text:span text:style-name="Source_20_Text"><text:span text:style-name="T6"><text:s/>if (!newData) return;</text:span></text:span></text:p>
      <text:p text:style-name="P15"><text:span text:style-name="Source_20_Text"><text:span text:style-name="T6"><text:s/>if (lastMessage.variable == 'D') {</text:span></text:span></text:p>
      <text:p text:style-name="P15"><text:span text:style-name="Source_20_Text"><text:span text:style-name="T6"><text:tab/> for (int p = 0; p &lt; lastMessage.nbProperties; p++) {</text:span></text:span></text:p>
      <text:p text:style-name="P15"><text:span text:style-name="Source_20_Text"><text:span text:style-name="T6"><text:tab/><text:tab/> if (lastMessage.properties[p] == 'C') {</text:span></text:span></text:p>
      <text:p text:style-name="P15"><text:span text:style-name="Source_20_Text"><text:span text:style-name="T6"><text:tab/><text:tab/><text:tab/> int r, g, b;</text:span></text:span></text:p>
      <text:p text:style-name="P15"><text:span text:style-name="Source_20_Text"><text:span text:style-name="T6"><text:tab/><text:tab/><text:tab/> // Vérification du retour de sscanf </text:span></text:span></text:p>
      <text:p text:style-name="P15"><text:span text:style-name="Source_20_Text"><text:span text:style-name="T6"><text:tab/><text:tab/><text:tab/>if (sscanf(lastMessage.values[p][0], "%d,%d,%d", &amp;r, &amp;g, &amp;b) </text:span></text:span><text:span text:style-name="Source_20_Text"><text:span text:style-name="T7">!= 3</text:span></text:span><text:span text:style-name="Source_20_Text"><text:span text:style-name="T6">) {</text:span></text:span></text:p>
      <text:p text:style-name="P15"><text:span text:style-name="Source_20_Text"><text:span text:style-name="T6"><text:tab/><text:tab/><text:tab/> handleEmergency(EMERGENCY_SENSOR_FAIL); // Format invalide <text:line-break/><text:tab/><text:tab/><text:tab/>sendError("Format couleur invalide", "LED", lastMessage.values[p][0]);</text:span></text:span></text:p>
      <text:p text:style-name="P15"><text:span text:style-name="Source_20_Text"><text:span text:style-name="T6"><text:tab/><text:tab/><text:tab/> return; <text:line-break/><text:tab/><text:tab/>} </text:span></text:span></text:p>
      <text:p text:style-name="P15"><text:span text:style-name="Source_20_Text"><text:span text:style-name="T6"><text:tab/><text:tab/>// Traiter r, g, b }</text:span></text:span></text:p>
      <text:p text:style-name="P15"><text:span text:style-name="Source_20_Text"><text:span text:style-name="T6"><text:tab/> }</text:span></text:span></text:p>
      <text:p text:style-name="P15"><text:span text:style-name="Source_20_Text"><text:span text:style-name="T6"><text:s/>}</text:span></text:span></text:p>
      <text:p text:style-name="P15"><text:span text:style-name="Source_20_Text"><text:span text:style-name="T6"><text:s/>newData = false; </text:span></text:span></text:p>
      <text:p text:style-name="P15"><text:span text:style-name="Source_20_Text"><text:span text:style-name="T6">}</text:span></text:span> </text:p>
      <text:p text:style-name="P15"/>
      <text:p text:style-name="P15"/>
      <text:p text:style-name="P15"><text:span text:style-name="Source_20_Text"><text:span text:style-name="T8">\v</text:span></text:span><text:span text:style-name="Source_20_Text"><text:span text:style-name="T6">otreProjet/</text:span></text:span></text:p>
      <text:p text:style-name="P15"><text:span text:style-name="Source_20_Text"><text:span text:style-name="T6"><text:s/>│</text:span></text:span></text:p>
      <text:p text:style-name="P15"><text:span text:style-name="Source_20_Text"><text:span text:style-name="T6"><text:s/>├── VotreProjet.ino // Fichier principal ├── functions.h // Fichier d'en-tête pour les fonctions ├── functions.cpp // Fichier source pour les fonctions └── libraries/ </text:span></text:span></text:p>
      <text:p text:style-name="P42"><text:span text:style-name="Source_20_Text"><text:span text:style-name="T6">/************ Convertit une chaîne en entier avec défaut ************/</text:span></text:span></text:p>
      <text:p text:style-name="P15"><text:span text:style-name="Source_20_Text"><text:span text:style-name="T6">inline long parseIntOrDefault(const char* s, long def=0) {</text:span></text:span></text:p>
      <text:p text:style-name="P15"><text:span text:style-name="Source_20_Text"><text:span text:style-name="T6"><text:s text:c="4"/>if (!s) return def;</text:span></text:span></text:p>
      <text:p text:style-name="P15"><text:span text:style-name="Source_20_Text"><text:span text:style-name="T6"><text:s text:c="4"/>return atol(s);<text:line-break/>✔ Rôle réel de cette fonction</text:span></text:span></text:p>
      <text:p text:style-name="P43">Elle sert à convertir une chaîne <text:span text:style-name="Source_20_Text">char*</text:span> en entier <text:span text:style-name="Strong_20_Emphasis">tout en garantissant un fallback</text:span>.</text:p>
      <text:p text:style-name="P44">→ Utilité dans le protocole VPIV :</text:p>
      <text:p text:style-name="P43">Quand une propriété numérique est reçue :</text:p>
      <text:p text:style-name="P45"><text:span text:style-name="Source_20_Text">$V:Us:freq:*:120</text:span></text:p>
      <text:p text:style-name="P46"><text:span text:style-name="Source_20_Text">$V:Led:rgb:0:255,0,0</text:span></text:p>
      <text:p text:style-name="P46"><text:span text:style-name="Source_20_Text">$V:Mic:thd:1:500</text:span></text:p>
      <text:p text:style-name="P43">tu as parfois un champ <text:span text:style-name="Source_20_Text">&lt;value&gt;</text:span> qui peut être :</text:p>
      <text:list text:style-name="L12">
        <text:list-item>
          <text:p text:style-name="P47">vide (<text:span text:style-name="Source_20_Text">""</text:span>)</text:p>
        </text:list-item>
        <text:list-item>
          <text:p text:style-name="P47">null (<text:span text:style-name="Source_20_Text">nullptr</text:span>)</text:p>
        </text:list-item>
        <text:list-item>
          <text:p text:style-name="P47">mal formé (<text:span text:style-name="Source_20_Text">"abc"</text:span> → retourne 0 avec atol)</text:p>
        </text:list-item>
      </text:list>
      <text:p text:style-name="P43"><text:span text:style-name="Source_20_Text">parseIntOrDefault()</text:span> a été ajoutée <text:span text:style-name="Strong_20_Emphasis">pour empêcher Arduino de planter</text:span> si :</text:p>
      <text:list text:style-name="L13">
        <text:list-item>
          <text:p text:style-name="P48"><text:span text:style-name="Source_20_Text">value</text:span> n’existe pas,</text:p>
        </text:list-item>
        <text:list-item>
          <text:p text:style-name="P48">ou <text:span text:style-name="Source_20_Text">value</text:span> est passé null par un dispatcher,</text:p>
        </text:list-item>
        <text:list-item>
          <text:p text:style-name="P48">ou la trame ne contient rien (cas possible avec modules mal configurés),</text:p>
        </text:list-item>
        <text:list-item>
          <text:p text:style-name="P48">ou Node-RED envoie accidentellement <text:span text:style-name="Source_20_Text">""</text:span>.</text:p>
        </text:list-item>
      </text:list>
      <text:p text:style-name="P44">Donc son rôle :</text:p>
      <text:p text:style-name="P43">👉 <text:span text:style-name="Strong_20_Emphasis">Garantir un entier valide même si la chaîne est absente ou invalide.</text:span><text:line-break/>→ Toujours retourne <text:span text:style-name="Source_20_Text">def</text:span> si <text:span text:style-name="Source_20_Text">s == nullptr</text:span><text:line-break/>→ Sinon convertit avec <text:span text:style-name="Source_20_Text">atol</text:span></text:p>
      <text:p text:style-name="P49"><text:span text:style-name="Source_20_Text"><text:span text:style-name="T9">Attention au caractère * !!!!!!!</text:span></text:span></text:p>
      <text:p text:style-name="P15"><text:span text:style-name="Source_20_Text"><text:span text:style-name="T6">}</text:span></text:span></text:p>
      <text:p text:style-name="P50"><text:span text:style-name="Source_20_Text"><text:span text:style-name="T6">Pourquoi ?</text:span></text:span></text:p>
      <text:p text:style-name="P43">En C/C++ :</text:p>
      <text:p text:style-name="P45"><text:span text:style-name="Source_20_Text">enum UrgReason : uint8_t</text:span></text:p>
      <text:p text:style-name="P46"><text:span text:style-name="Source_20_Text">{</text:span></text:p>
      <text:p text:style-name="P46"><text:span text:style-name="Source_20_Text"><text:s text:c="4"/>URG_NONE = 0,</text:span></text:p>
      <text:p text:style-name="P46"><text:span text:style-name="Source_20_Text"><text:s text:c="4"/>URG_LOW_BAT,</text:span></text:p>
      <text:p text:style-name="P46"><text:span text:style-name="Source_20_Text"><text:s text:c="4"/>URG_MOTOR_STALL,</text:span></text:p>
      <text:p text:style-name="P46"><text:span text:style-name="Source_20_Text"><text:s text:c="4"/>URG_SENSOR_FAIL</text:span></text:p>
      <text:p text:style-name="P46"><text:span text:style-name="Source_20_Text">};</text:span></text:p>
      <text:p text:style-name="P43">équivaut exactement à :</text:p>
      <text:p text:style-name="P45"><text:span text:style-name="Source_20_Text">URG_NONE = 0</text:span></text:p>
      <text:p text:style-name="P46"><text:span text:style-name="Source_20_Text">URG_LOW_BAT = 1</text:span></text:p>
      <text:p text:style-name="P46"><text:span text:style-name="Source_20_Text">URG_MOTOR_STALL = 2</text:span></text:p>
      <text:p text:style-name="P46"><text:span text:style-name="Source_20_Text">URG_SENSOR_FAIL = 3</text:span></text:p>
      <text:p text:style-name="P43">👉 <text:span text:style-name="Strong_20_Emphasis">Le compilateur incrémente automatiquement</text:span>.</text:p>
      <text:p text:style-name="P51"/>
      <text:p text:style-name="P44">✅ Bonne pratique recommandée ici</text:p>
      <text:p text:style-name="P43">Tu peux laisser <text:span text:style-name="Strong_20_Emphasis">seulement le premier explicite</text:span>, comme tu l’as fait :</text:p>
      <text:p text:style-name="P45"><text:span text:style-name="Source_20_Text">URG_NONE = 0</text:span></text:p>
      <text:p text:style-name="P43">Pourquoi c’est bien dans TON architecture :</text:p>
      <text:list text:style-name="L14">
        <text:list-item>
          <text:p text:style-name="P52">ces valeurs <text:span text:style-name="Strong_20_Emphasis">ne sortent jamais du firmware</text:span></text:p>
        </text:list-item>
        <text:list-item>
          <text:p text:style-name="P52">elles ne sont <text:span text:style-name="Strong_20_Emphasis">pas persistées</text:span></text:p>
        </text:list-item>
        <text:list-item>
          <text:p text:style-name="P52">elles ne sont <text:span text:style-name="Strong_20_Emphasis">pas envoyées sur VPIV</text:span></text:p>
        </text:list-item>
        <text:list-item>
          <text:p text:style-name="P52">elles servent juste à :</text:p>
          <text:list>
            <text:list-item>
              <text:p text:style-name="P52">un <text:span text:style-name="Source_20_Text">switch</text:span></text:p>
            </text:list-item>
            <text:list-item>
              <text:p text:style-name="P52">un mapping vers string</text:p>
            </text:list-item>
          </text:list>
        </text:list-item>
      </text:list>
      <text:p text:style-name="P43">👉 Donc <text:span text:style-name="Strong_20_Emphasis">aucun risque de compatibilité</text:span>.</text:p>
      <text:p text:style-name="P51"/>
      <text:p text:style-name="P44">🔒 Quand il faudrait numéroter explicitement chaque valeur ?</text:p>
      <text:p text:style-name="P43">Seulement si :</text:p>
      <text:list text:style-name="L15">
        <text:list-item>
          <text:p text:style-name="P53">l’index est stocké en EEPROM</text:p>
        </text:list-item>
        <text:list-item>
          <text:p text:style-name="P53">ou envoyé sur le bus</text:p>
        </text:list-item>
        <text:list-item>
          <text:p text:style-name="P53">ou partagé avec un autre MCU</text:p>
        </text:list-item>
        <text:list-item>
          <text:p text:style-name="P53">ou utilisé comme protocole</text:p>
        </text:list-item>
      </text:list>
      <text:p text:style-name="P43">👉 <text:span text:style-name="Strong_20_Emphasis">Ce n’est plus ton cas (et c’est très bien)</text:span>.</text:p>
      <text:p text:style-name="P15"><text:span text:style-name="Source_20_Text"><text:span text:style-name="T6"/></text:span></text:p>
      <text:h text:style-name="P12" text:outline-level="1"><text:span text:style-name="Source_20_Text"><text:span text:style-name="Strong_20_Emphasis">Explication détaillée de la condition :</text:span></text:span></text:h>
      <text:p text:style-name="P54"><text:span text:style-name="Strong_20_Emphasis"><text:span text:style-name="T10">Remarque STRCMP () compare deux chaines dec aractères </text:span></text:span></text:p>
      <text:p text:style-name="P55"><text:span text:style-name="Strong_20_Emphasis">Remarques</text:span></text:p>
      <text:list text:style-name="L16">
        <text:list-item>
          <text:p text:style-name="P56">La fonction <text:span text:style-name="T11">strcmp()</text:span> prend deux chaînes de caractères et renvoie un entier. </text:p>
        </text:list-item>
        <text:list-item>
          <text:p text:style-name="P56">La fonction <text:span text:style-name="T11">strcmp()</text:span> compare deux chaînes de caractères en effectuant le traitement caractère par caractère. </text:p>
        </text:list-item>
        <text:list-item>
          <text:p text:style-name="P56">Si le premier caractère de deux chaînes de caractères est égal, le caractère suivant de deux chaînes de caractères est comparé. Elle continue jusqu'à ce que les caractères correspondants de deux chaînes de caractères soient différents ou qu'un caractère nul «\0» soit atteint. </text:p>
        </text:list-item>
        <text:list-item>
          <text:p text:style-name="P57">La fonction <text:span text:style-name="T11">strcmp()</text:span> est défini dans le fichier d'entête <text:a xlink:type="simple" xlink:href="https://www.gladir.com/CODER/C/referencestring.htm" text:style-name="Internet_20_link" text:visited-style-name="Visited_20_Internet_20_Link"><text:span text:style-name="T11">string.h</text:span></text:a>. </text:p>
        </text:list-item>
      </text:list>
      <text:p text:style-name="P54"><text:span text:style-name="Strong_20_Emphasis"/></text:p>
      <text:p text:style-name="P43">cpp</text:p>
      <text:p text:style-name="P58">if (strcmp(var, "CfgS") == 0 &amp;&amp; <text:s text:c="5"/>// Module CfgS uniquement</text:p>
      <text:p text:style-name="P58"><text:s text:c="4"/>strcmp(prop, "emg") == 0 &amp;&amp; <text:s text:c="5"/>// Propriété "emg"</text:p>
      <text:p text:style-name="P58"><text:s text:c="4"/>value &amp;&amp; <text:s text:c="24"/>// Vérifie que value n'est pas NULL</text:p>
      <text:p text:style-name="P58"><text:s text:c="4"/>strcmp(value, "clear") == 0) <text:s text:c="4"/>// Valeur doit être "clear"</text:p>
      <table:table table:name="Tableau2" table:style-name="Tableau2">
        <table:table-column table:style-name="Tableau2.A"/>
        <table:table-column table:style-name="Tableau2.B"/>
        <table:table-header-rows>
          <table:table-row>
            <table:table-cell table:style-name="Tableau2.A1" office:value-type="string">
              <text:p text:style-name="Table_20_Heading">Condition</text:p>
            </table:table-cell>
            <table:table-cell table:style-name="Tableau2.A1" office:value-type="string">
              <text:p text:style-name="Table_20_Heading">Signification</text:p>
            </table:table-cell>
          </table:table-row>
        </table:table-header-rows>
        <table:table-row>
          <table:table-cell table:style-name="Tableau2.A1" office:value-type="string">
            <text:p text:style-name="Table_20_Contents"><text:span text:style-name="Source_20_Text">strcmp(var, "CfgS") == 0</text:span></text:p>
          </table:table-cell>
          <table:table-cell table:style-name="Tableau2.A1" office:value-type="string">
            <text:p text:style-name="Table_20_Contents">Seulement pour le module CfgS</text:p>
          </table:table-cell>
        </table:table-row>
        <table:table-row>
          <table:table-cell table:style-name="Tableau2.A1" office:value-type="string">
            <text:p text:style-name="Table_20_Contents"><text:span text:style-name="Source_20_Text">strcmp(prop, "emg") == 0</text:span></text:p>
          </table:table-cell>
          <table:table-cell table:style-name="Tableau2.A1" office:value-type="string">
            <text:p text:style-name="Table_20_Contents">Seulement la propriété "emg"</text:p>
          </table:table-cell>
        </table:table-row>
        <table:table-row>
          <table:table-cell table:style-name="Tableau2.A1" office:value-type="string">
            <text:p text:style-name="Table_20_Contents"><text:span text:style-name="Source_20_Text">value != NULL</text:span></text:p>
          </table:table-cell>
          <table:table-cell table:style-name="Tableau2.A1" office:value-type="string">
            <text:p text:style-name="Table_20_Contents">La commande doit avoir une valeur</text:p>
          </table:table-cell>
        </table:table-row>
        <table:table-row>
          <table:table-cell table:style-name="Tableau2.A1" office:value-type="string">
            <text:p text:style-name="Table_20_Contents"><text:span text:style-name="Source_20_Text">strcmp(value, "clear") == 0</text:span></text:p>
          </table:table-cell>
          <table:table-cell table:style-name="Tableau2.A1" office:value-type="string">
            <text:p text:style-name="Table_20_Contents">La valeur doit être exactement "clear"</text:p>
          </table:table-cell>
        </table:table-row>
      </table:table>
      <text:p text:style-name="P43"><text:span text:style-name="Strong_20_Emphasis">Exemple de commande autorisée :</text:span><text:line-break/><text:span text:style-name="Source_20_Text">$V:CfgS:*:emg:clear#</text:span> → PASSERA pendant l'urgence</text:p>
      <text:p text:style-name="P43"><text:span text:style-name="Strong_20_Emphasis">Exemples de commandes refusées :</text:span><text:line-break/><text:span text:style-name="Source_20_Text">$V:CfgS:*:emg:1#</text:span> → valeur ≠ "clear"<text:line-break/><text:span text:style-name="Source_20_Text">$V:CfgS:*:reset:1#</text:span> → propriété ≠ "emg"<text:line-break/><text:span text:style-name="Source_20_Text">$V:Mot:*:speed:100#</text:span> → module ≠ "CfgS"</text:p>
      <text:p text:style-name="P15"><text:span text:style-name="Source_20_Text"><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Andale Mono', 'Ubuntu Mono',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cf2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loext:hyphenation-keep-line="false" text:number-lines="false" text:line-number="0"/>
      <style:text-properties fo:font-size="6pt" style:font-size-asian="6pt" style:font-size-complex="6pt"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2T07:28:47.238018800</meta:creation-date>
    <dc:date>2026-01-19T19:02:14.995211800</dc:date>
    <meta:editing-duration>P8DT3H58M4S</meta:editing-duration>
    <meta:editing-cycles>9</meta:editing-cycles>
    <meta:generator>LibreOffice/25.8.3.2$Windows_X86_64 LibreOffice_project/8ca8d55c161d602844f5428fa4b58097424e324e</meta:generator>
    <meta:document-statistic meta:table-count="2" meta:image-count="0" meta:object-count="0" meta:page-count="15" meta:paragraph-count="233" meta:word-count="2276" meta:character-count="16280" meta:non-whitespace-character-count="13533"/>
  </office:meta>
</office:document-meta>
</file>